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0.000000000000684802532513627" calcext:value-type="float">
            <text:p>6.84802532513627E-13</text:p>
          </table:table-cell>
          <table:table-cell office:value-type="float" office:value="0.000000049656170908291" calcext:value-type="float">
            <text:p>4.9656170908291E-08</text:p>
          </table:table-cell>
          <table:table-cell office:value-type="float" office:value="0.000000000000108956142188572" calcext:value-type="float">
            <text:p>1.08956142188572E-1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0000000000684802532513627" calcext:value-type="float">
            <text:p>6.84802532513627E-13</text:p>
          </table:table-cell>
          <table:table-cell office:value-type="float" office:value="-1" calcext:value-type="float">
            <text:p>-1</text:p>
          </table:table-cell>
          <table:table-cell office:value-type="float" office:value="0.00187202943785333" calcext:value-type="float">
            <text:p>0.001872029437853</text:p>
          </table:table-cell>
          <table:table-cell office:value-type="float" office:value="0.346513571128337" calcext:value-type="float">
            <text:p>0.34651357112833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0000049656170908291" calcext:value-type="float">
            <text:p>4.9656170908291E-08</text:p>
          </table:table-cell>
          <table:table-cell table:style-name="ce3" office:value-type="float" office:value="0.00187202943785333" calcext:value-type="float">
            <text:p>0.001872029437853</text:p>
          </table:table-cell>
          <table:table-cell office:value-type="float" office:value="-1" calcext:value-type="float">
            <text:p>-1</text:p>
          </table:table-cell>
          <table:table-cell office:value-type="float" office:value="0.000164329966279114" calcext:value-type="float">
            <text:p>0.00016432996627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0000000000108956142188572" calcext:value-type="float">
            <text:p>1.08956142188572E-13</text:p>
          </table:table-cell>
          <table:table-cell office:value-type="float" office:value="0.346513571128337" calcext:value-type="float">
            <text:p>0.346513571128337</text:p>
          </table:table-cell>
          <table:table-cell table:style-name="ce3" office:value-type="float" office:value="0.000164329966279114" calcext:value-type="float">
            <text:p>0.000164329966279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08:39:39.571292630</dc:date>
    <meta:editing-duration>PT3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